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85" calcext:value-type="float">
            <text:p>185</text:p>
          </table:table-cell>
          <table:table-cell table:style-name="ce7" table:formula="of:=COUNTIF([.B7:.B199];&quot;X&quot;)" office:value-type="float" office:value="160" calcext:value-type="float">
            <text:p>160</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203" calcext:value-type="float">
            <text:p>2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5">00/00/0000</text:date>, <text:time style:data-style-name="N2" text:time-value="21:58:02.0525286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15T21:58:48.704506283</dc:date>
    <meta:editing-duration>PT10H5M21S</meta:editing-duration>
    <meta:editing-cycles>209</meta:editing-cycles>
    <meta:document-statistic meta:table-count="1" meta:cell-count="1091" meta:object-count="0"/>
  </office:meta>
</office:document-meta>
</file>